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font-name="Calibri" fo:font-size="16pt" fo:language="en" fo:country="US" fo:font-weight="bold" style:font-weight-asian="bold" style:font-weight-complex="bold"/>
    </style:style>
    <style:style style:name="T2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акультет прикладної математики</text:p>
      <text:p text:style-name="P2">Кафедра комп’ютерних технологій</text:p>
      <text:p text:style-name="P2"/>
      <text:p text:style-name="P4"><text:span text:style-name="T1">РОЗРОБКА МОДЕЛЕЙ ВІРТУАЛЬНОЇ РЕАЛЬНОСТІ ДЛЯ СТВОРЕННЯ СЕРЕДОВИЩА “ ВІРТУАЛЬНА ЕКСКУРСІЯ ПО ФАКУЛЬТЕТУ ПРИКЛАДНОЇ МАТЕМАТИКИ </text:span><text:span text:style-name="T2">”</text:span><text:span text:style-name="T2"> </text:span></text:p>
      <text:p text:style-name="Standard"/>
      <text:p text:style-name="P3">Виконавець: студент групи ПК-16м-1 Єгошкін Д. І.</text:p>
      <text:p text:style-name="Standard"/>
      <text:p text:style-name="P3">Керівник: проф., докт. фіз.-мат. наук <text:s/>Гук Н.А.</text:p>
      <text:p text:style-name="Standard"/>
      <text:p text:style-name="Standard">Дипломна робота: 88 с., рис. 59, джерел 49.</text:p>
      <text:p text:style-name="Standard">Об’єкт дослідження: розробка веб-додатків на мовах HTML5, JavaScript, CSS з використанням технологій WebGL, ThreeJS, GLSL и алгоритмів візуалізації 3D об'єктів, тривимірного звуку, Web Audio Api, штучного інтелекту.</text:p>
      <text:p text:style-name="Standard">Мета роботи: розробка моделей віртуальної реальності для створення веб-додатку “ Віртуальна екскурсія по факультету прикладної математики ”.</text:p>
      <text:p text:style-name="Standard">Одержані висновки та їх новизна: реалізовано декілька моделей для веб-додатоку FPM3D і 5 додаткових програм, які необхідні для його створення. Додаток встановлено на сервері компанії GitHub за адресою http://fpm3d.github.io/.</text:p>
      <text:p text:style-name="Standard">Результати дослідження можуть бути застосовані у навчальному процесі: як матеріали для лабораторних робіт з предметів «Інтелектуальні системи», «Програмування», «Проектування програмних систем», «Обчислювальна геометрія і комп'ютерна графіка». </text:p>
      <text:p text:style-name="Standard"><text:tab/>Перелік ключових слів: ВЕБ-ДОДАТОК, ВЕБ-РОЗРОБКА, THREEJS, WEBGL, JAVASCRIPT, CANVAS, GITHUB, GLSL, РЕНДЕР, СЦЕНА, КАМЕРА, МЕШ, ГЕОМЕТРИЯ, ТЕКСТУРА, МАТЕРІАЛ, ШЕЙДЕР, PCM, ІКМ, БУФЕР, ОБ'ЄКТ, СЛУХАЧ, SFX, <text:s/>SOUNDFX, SOUND EFFECTS, ШТУЧНИЙ ІНТЕЛЕКТ, НЕЧІТКА ЛОГІКА, ВІДОБРАЖЕННЯ, КЛАСИФІКАЦІЯ, AI, SPR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uk" fo:country="UA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32:06.028283536</meta:creation-date>
    <meta:generator>OpenOffice/4.0.1$Win32 OpenOffice.org_project/401m5$Build-9714</meta:generator>
    <dc:date>2018-01-15T06:48:34.44</dc:date>
    <meta:editing-duration>PT2H27S</meta:editing-duration>
    <meta:editing-cycles>30</meta:editing-cycles>
    <dc:creator>Andrey </dc:creator>
    <meta:document-statistic meta:table-count="0" meta:image-count="0" meta:object-count="0" meta:page-count="1" meta:paragraph-count="11" meta:word-count="178" meta:character-count="1454"/>
  </office:meta>
</office:document-meta>
</file>